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8c9" officeooo:paragraph-rsid="0013e8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01 Tryb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5:37:28.774553647</meta:creation-date>
    <dc:date>2022-04-26T15:41:09.863248187</dc:date>
    <meta:editing-duration>PT3M42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6.4.7.2$Linux_X86_64 LibreOffice_project/40$Build-2</meta:generator>
  </office:meta>
</office:document-meta>
</file>